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8" table:default-cell-style-name="ce6"/>
        <table:table-column table:style-name="co6" table:default-cell-style-name="ce6"/>
        <table:table-column table:style-name="co7" table:number-columns-repeated="1010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Mean </text:p>
          </table:table-cell>
          <table:table-cell table:style-name="ce4" office:value-type="string" calcext:value-type="string">
            <text:p>%Spectrum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table:formula="of:=AVERAGE([.E2:.K2])" office:value-type="float" office:value="0.42" calcext:value-type="float">
            <text:p>0.420</text:p>
          </table:table-cell>
          <table:table-cell table:style-name="ce7" table:formula="of:=[.$B$19]/[.L2]" office:value-type="float" office:value="70.0333333333334" calcext:value-type="float">
            <text:p>70.0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I84-CE</text:p>
          </table:table-cell>
          <table:table-cell table:style-name="ce5" office:value-type="string" calcext:value-type="string">
            <text:p>EZ80 / 15Mhz</text:p>
          </table:table-cell>
          <table:table-cell table:style-name="ce5" office:value-type="string" calcext:value-type="string">
            <text:p>DAX 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Mattel Aquarius</text:p>
          </table:table-cell>
          <table:table-cell office:value-type="string" calcext:value-type="string">
            <text:p>Z80A / 3.5MHz</text:p>
          </table:table-cell>
          <table:table-cell office:value-type="string" calcext:value-type="string">
            <text:p>DAX BASIC</text:p>
          </table:table-cell>
          <table:table-cell office:value-type="float" office:value="2022" calcext:value-type="float">
            <text:p>2022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,67</text:p>
          </table:table-cell>
          <table:table-cell office:value-type="float" office:value="6.03" calcext:value-type="float">
            <text:p>6.03</text:p>
          </table:table-cell>
          <table:table-cell office:value-type="float" office:value="5.88" calcext:value-type="float">
            <text:p>5.88</text:p>
          </table:table-cell>
          <table:table-cell office:value-type="float" office:value="6.72" calcext:value-type="float">
            <text:p>6.72</text:p>
          </table:table-cell>
          <table:table-cell office:value-type="float" office:value="10.08" calcext:value-type="float">
            <text:p>10.08</text:p>
          </table:table-cell>
          <table:table-cell office:value-type="float" office:value="15.07" calcext:value-type="float">
            <text:p>15.07</text:p>
          </table:table-cell>
          <table:table-cell table:style-name="ce7" table:formula="of:=AVERAGE([.E4:.K4])" office:value-type="float" office:value="7.375" calcext:value-type="float">
            <text:p>7.375</text:p>
          </table:table-cell>
          <table:table-cell table:style-name="ce7" table:formula="of:=AVERAGE([.F4:.L4])" office:value-type="float" office:value="8.52583333333333" calcext:value-type="float">
            <text:p>8.52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table:formula="of:=AVERAGE([.E5:.K5])" office:value-type="float" office:value="9.25714285714286" calcext:value-type="float">
            <text:p>9.257</text:p>
          </table:table-cell>
          <table:table-cell table:style-name="ce7" table:formula="of:=[.$B$19]/[.L5]" office:value-type="float" office:value="3.17743827160494" calcext:value-type="float">
            <text:p>3.17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table:formula="of:=AVERAGE([.E6:.K6])" office:value-type="float" office:value="10.5428571428571" calcext:value-type="float">
            <text:p>10.543</text:p>
          </table:table-cell>
          <table:table-cell table:style-name="ce7" table:formula="of:=[.$B$19]/[.L6]" office:value-type="float" office:value="2.78994579945799" calcext:value-type="float">
            <text:p>2.79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mstrad CPC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Locomotive 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1.1" calcext:value-type="float">
            <text:p>1.100</text:p>
          </table:table-cell>
          <table:table-cell table:style-name="ce7" office:value-type="float" office:value="3.4" calcext:value-type="float">
            <text:p>3.4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.7" calcext:value-type="float">
            <text:p>9.700</text:p>
          </table:table-cell>
          <table:table-cell table:style-name="ce7" office:value-type="float" office:value="10.3" calcext:value-type="float">
            <text:p>10.3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9" calcext:value-type="float">
            <text:p>29.000</text:p>
          </table:table-cell>
          <table:table-cell table:style-name="ce7" table:formula="of:=AVERAGE([.E7:.K7])" office:value-type="float" office:value="11.7" calcext:value-type="float">
            <text:p>11.700</text:p>
          </table:table-cell>
          <table:table-cell table:style-name="ce7" table:formula="of:=[.$B$19]/[.L7]" office:value-type="float" office:value="2.51401709401709" calcext:value-type="float">
            <text:p>2.5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orn Atom</text:p>
          </table:table-cell>
          <table:table-cell table:style-name="ce5" office:value-type="string" calcext:value-type="string">
            <text:p>6502/ 1Mhz</text:p>
          </table:table-cell>
          <table:table-cell table:style-name="ce5" office:value-type="string" calcext:value-type="string">
            <text:p>ATOM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0.5" calcext:value-type="float">
            <text:p>0.500</text:p>
          </table:table-cell>
          <table:table-cell table:style-name="ce7" office:value-type="float" office:value="5.1" calcext:value-type="float">
            <text:p>5.100</text:p>
          </table:table-cell>
          <table:table-cell table:style-name="ce7" office:value-type="float" office:value="9.5" calcext:value-type="float">
            <text:p>9.500</text:p>
          </table:table-cell>
          <table:table-cell table:style-name="ce7" office:value-type="float" office:value="10.8" calcext:value-type="float">
            <text:p>10.8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31.1" calcext:value-type="float">
            <text:p>31.100</text:p>
          </table:table-cell>
          <table:table-cell table:style-name="ce7" table:formula="of:=AVERAGE([.E8:.K8])" office:value-type="float" office:value="12.8571428571429" calcext:value-type="float">
            <text:p>12.857</text:p>
          </table:table-cell>
          <table:table-cell table:style-name="ce7" table:formula="of:=[.$B$19]/[.L8]" office:value-type="float" office:value="2.28775555555556" calcext:value-type="float">
            <text:p>2.28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table:formula="of:=AVERAGE([.E9:.K9])" office:value-type="float" office:value="14.1571428571429" calcext:value-type="float">
            <text:p>14.157</text:p>
          </table:table-cell>
          <table:table-cell table:style-name="ce7" table:formula="of:=[.$B$19]/[.L9]" office:value-type="float" office:value="2.07767911200807" calcext:value-type="float">
            <text:p>2.0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0" calcext:value-type="float">
            <text:p>1980</text:p>
          </table:table-cell>
          <table:table-cell table:style-name="ce7" office:value-type="float" office:value="1.5" calcext:value-type="float">
            <text:p>1.500</text:p>
          </table:table-cell>
          <table:table-cell table:style-name="ce7" office:value-type="float" office:value="4.7" calcext:value-type="float">
            <text:p>4.700</text:p>
          </table:table-cell>
          <table:table-cell table:style-name="ce7" office:value-type="float" office:value="9.2" calcext:value-type="float">
            <text:p>9.2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2.7" calcext:value-type="float">
            <text:p>12.700</text:p>
          </table:table-cell>
          <table:table-cell table:style-name="ce7" office:value-type="float" office:value="25.9" calcext:value-type="float">
            <text:p>25.900</text:p>
          </table:table-cell>
          <table:table-cell table:style-name="ce7" office:value-type="float" office:value="39.2" calcext:value-type="float">
            <text:p>39.200</text:p>
          </table:table-cell>
          <table:table-cell table:style-name="ce7" table:formula="of:=AVERAGE([.E10:.K10])" office:value-type="float" office:value="14.6" calcext:value-type="float">
            <text:p>14.600</text:p>
          </table:table-cell>
          <table:table-cell table:style-name="ce7" table:formula="of:=[.$B$19]/[.L10]" office:value-type="float" office:value="2.01465753424658" calcext:value-type="float">
            <text:p>2.0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table:formula="of:=AVERAGE([.E11:.K11])" office:value-type="float" office:value="15.5857142857143" calcext:value-type="float">
            <text:p>15.586</text:p>
          </table:table-cell>
          <table:table-cell table:style-name="ce7" table:formula="of:=[.$B$19]/[.L11]" office:value-type="float" office:value="1.88724106324473" calcext:value-type="float">
            <text:p>1.8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pple II</text:p>
          </table:table-cell>
          <table:table-cell table:style-name="ce5" office:value-type="string" calcext:value-type="string">
            <text:p>6502 / 1Mhz</text:p>
          </table:table-cell>
          <table:table-cell table:style-name="ce5" office:value-type="string" calcext:value-type="string">
            <text:p>Applesoft BASIC</text:p>
          </table:table-cell>
          <table:table-cell table:style-name="ce5" office:value-type="float" office:value="1977" calcext:value-type="float">
            <text:p>1977</text:p>
          </table:table-cell>
          <table:table-cell table:style-name="ce7" office:value-type="float" office:value="1.3" calcext:value-type="float">
            <text:p>1.300</text:p>
          </table:table-cell>
          <table:table-cell table:style-name="ce7" office:value-type="float" office:value="8.5" calcext:value-type="float">
            <text:p>8.500</text:p>
          </table:table-cell>
          <table:table-cell table:style-name="ce7" office:value-type="float" office:value="16" calcext:value-type="float">
            <text:p>16.000</text:p>
          </table:table-cell>
          <table:table-cell table:style-name="ce7" office:value-type="float" office:value="17.8" calcext:value-type="float">
            <text:p>17.800</text:p>
          </table:table-cell>
          <table:table-cell table:style-name="ce7" office:value-type="float" office:value="19.1" calcext:value-type="float">
            <text:p>19.100</text:p>
          </table:table-cell>
          <table:table-cell table:style-name="ce7" office:value-type="float" office:value="28.6" calcext:value-type="float">
            <text:p>28.600</text:p>
          </table:table-cell>
          <table:table-cell table:style-name="ce7" office:value-type="float" office:value="44.8" calcext:value-type="float">
            <text:p>44.800</text:p>
          </table:table-cell>
          <table:table-cell table:style-name="ce7" table:formula="of:=AVERAGE([.E12:.K12])" office:value-type="float" office:value="19.4428571428571" calcext:value-type="float">
            <text:p>19.443</text:p>
          </table:table-cell>
          <table:table-cell table:style-name="ce7" table:formula="of:=[.$B$19]/[.L12]" office:value-type="float" office:value="1.51284349742836" calcext:value-type="float">
            <text:p>1.51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table:formula="of:=AVERAGE([.E13:.K13])" office:value-type="float" office:value="20.8" calcext:value-type="float">
            <text:p>20.800</text:p>
          </table:table-cell>
          <table:table-cell table:style-name="ce7" table:formula="of:=[.$B$19]/[.L13]" office:value-type="float" office:value="1.41413461538462" calcext:value-type="float">
            <text:p>1.41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ragon 32</text:p>
          </table:table-cell>
          <table:table-cell table:style-name="ce5" office:value-type="string" calcext:value-type="string">
            <text:p>6809 / 1Mhz</text:p>
          </table:table-cell>
          <table:table-cell table:style-name="ce5" office:value-type="string" calcext:value-type="string">
            <text:p>Dragon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10.2" calcext:value-type="float">
            <text:p>10.2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1.6" calcext:value-type="float">
            <text:p>21.600</text:p>
          </table:table-cell>
          <table:table-cell table:style-name="ce7" office:value-type="float" office:value="23.3" calcext:value-type="float">
            <text:p>23.300</text:p>
          </table:table-cell>
          <table:table-cell table:style-name="ce7" office:value-type="float" office:value="34.3" calcext:value-type="float">
            <text:p>34.300</text:p>
          </table:table-cell>
          <table:table-cell table:style-name="ce7" office:value-type="float" office:value="50" calcext:value-type="float">
            <text:p>50.000</text:p>
          </table:table-cell>
          <table:table-cell table:style-name="ce7" table:formula="of:=AVERAGE([.E14:.K14])" office:value-type="float" office:value="22.9571428571429" calcext:value-type="float">
            <text:p>22.957</text:p>
          </table:table-cell>
          <table:table-cell table:style-name="ce7" table:formula="of:=[.$B$19]/[.L14]" office:value-type="float" office:value="1.28125700062228" calcext:value-type="float">
            <text:p>1.28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4" calcext:value-type="float">
            <text:p>1984</text:p>
          </table:table-cell>
          <table:table-cell table:style-name="ce7" office:value-type="float" office:value="2.2" calcext:value-type="float">
            <text:p>2.200</text:p>
          </table:table-cell>
          <table:table-cell table:style-name="ce7" office:value-type="float" office:value="7.3" calcext:value-type="float">
            <text:p>7.300</text:p>
          </table:table-cell>
          <table:table-cell table:style-name="ce7" office:value-type="float" office:value="19.7" calcext:value-type="float">
            <text:p>19.700</text:p>
          </table:table-cell>
          <table:table-cell table:style-name="ce7" office:value-type="float" office:value="24.1" calcext:value-type="float">
            <text:p>24.100</text:p>
          </table:table-cell>
          <table:table-cell table:style-name="ce7" office:value-type="float" office:value="26.3" calcext:value-type="float">
            <text:p>26.300</text:p>
          </table:table-cell>
          <table:table-cell table:style-name="ce7" office:value-type="float" office:value="40.3" calcext:value-type="float">
            <text:p>40.300</text:p>
          </table:table-cell>
          <table:table-cell table:style-name="ce7" office:value-type="float" office:value="60.1" calcext:value-type="float">
            <text:p>60.100</text:p>
          </table:table-cell>
          <table:table-cell table:style-name="ce7" table:formula="of:=AVERAGE([.E15:.K15])" office:value-type="float" office:value="25.7142857142857" calcext:value-type="float">
            <text:p>25.714</text:p>
          </table:table-cell>
          <table:table-cell table:style-name="ce7" table:formula="of:=[.$B$19]/[.L15]" office:value-type="float" office:value="1.14387777777778" calcext:value-type="float">
            <text:p>1.14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table:formula="of:=AVERAGE([.E16:.K16])" office:value-type="float" office:value="25.7714285714286" calcext:value-type="float">
            <text:p>25.771</text:p>
          </table:table-cell>
          <table:table-cell table:style-name="ce7" table:formula="of:=[.$B$19]/[.L16]" office:value-type="float" office:value="1.14134146341463" calcext:value-type="float">
            <text:p>1.1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table:formula="of:=AVERAGE([.E17:.K17])" office:value-type="float" office:value="29.4142857142857" calcext:value-type="float">
            <text:p>29.414</text:p>
          </table:table-cell>
          <table:table-cell table:style-name="ce7" table:formula="of:=[.$B$19]/[.L17]" office:value-type="float" office:value="0.999990286546868" calcext:value-type="float">
            <text:p>1.000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pectrum Mean </text:p>
          </table:table-cell>
          <table:table-cell office:value-type="float" office:value="29.414" calcext:value-type="float">
            <text:p>29.414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ote: TI84 uses a RC os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7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9:40:32.1414249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06-09T09:45:24.056526303</dc:date>
    <meta:editing-duration>PT29M57S</meta:editing-duration>
    <meta:editing-cycles>15</meta:editing-cycles>
    <meta:generator>LibreOffice/7.3.3.2$Linux_X86_64 LibreOffice_project/30$Build-2</meta:generator>
    <meta:document-statistic meta:table-count="1" meta:cell-count="215" meta:object-count="0"/>
  </office:meta>
</office:document-meta>
</file>